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2">
  <office:automatic-styles>
    <style:style style:name="PB" style:family="paragraph" style:parent-style-name="Standard">
      <style:paragraph-properties fo:break-before="page"/>
    </style:style>
  </office:automatic-styles>
  <office:body>
    <office:text>
      <text:p text:style-name="Title">Apple A1534 </text:p>
      <text:p text:style-name="PB">Technical Specifications ()</text:p>
      <text:p text:style-name="Standard">CPU: —</text:p>
      <text:p text:style-name="Standard">RAM: None | Storage: None</text:p>
      <text:p text:style-name="Standard">Battery: YES | BIOS: Unknown</text:p>
      <text:p text:style-name="Standard">Loc: A-A | Cond: For Part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14T11:45:57.687765400</meta:print-date>
    <dc:date>2025-11-14T11:51:08.309987900</dc:date>
    <meta:editing-duration>PT15H42M45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6" meta:word-count="13" meta:character-count="68" meta:non-whitespace-character-count="61"/>
  </office:meta>
</office:document-meta>
</file>